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office:font-face-decls>
  <office:automatic-styles>
    <style:style style:name="P1" style:family="paragraph" style:parent-style-name="Heading_20_1">
      <style:paragraph-properties fo:break-before="page"/>
    </style:style>
    <style:style style:name="P2" style:family="paragraph" style:parent-style-name="LO-normal">
      <style:paragraph-properties fo:margin-left="0in" fo:margin-right="0in" fo:text-indent="0in" style:auto-text-indent="false"/>
    </style:style>
    <style:style style:name="P3" style:family="paragraph" style:parent-style-name="LO-normal">
      <style:paragraph-properties fo:text-align="start" style:justify-single-word="false"/>
    </style:style>
    <style:style style:name="P4" style:family="paragraph" style:parent-style-name="LO-normal">
      <style:paragraph-properties fo:margin-left="0.5in" fo:margin-right="0in" fo:text-align="start" style:justify-single-word="false" fo:text-indent="0in" style:auto-text-indent="false"/>
    </style:style>
    <style:style style:name="P5" style:family="paragraph" style:parent-style-name="LO-normal">
      <style:paragraph-properties fo:margin-left="0.75in" fo:margin-right="0in" fo:text-align="start" style:justify-single-word="false" fo:text-indent="0in" style:auto-text-indent="false"/>
    </style:style>
    <style:style style:name="P6" style:family="paragraph" style:parent-style-name="LO-normal">
      <style:text-properties fo:color="#1155cc" loext:opacity="100%" fo:font-size="10pt" style:text-underline-style="solid" style:text-underline-width="auto" style:text-underline-color="font-color" style:font-size-asian="10pt" style:font-size-complex="10pt"/>
    </style:style>
    <style:style style:name="P7" style:family="paragraph" style:parent-style-name="LO-normal">
      <style:text-properties fo:color="#1a0dab" loext:opacity="100%" fo:font-size="13pt" style:text-underline-style="solid" style:text-underline-width="auto" style:text-underline-color="font-color" style:font-size-asian="13pt" style:font-size-complex="13pt"/>
    </style:style>
    <style:style style:name="P8" style:family="paragraph" style:parent-style-name="LO-normal">
      <style:text-properties officeooo:rsid="00133111" officeooo:paragraph-rsid="00133111"/>
    </style:style>
    <style:style style:name="P9" style:family="paragraph" style:parent-style-name="LO-normal">
      <style:text-properties officeooo:paragraph-rsid="00133111"/>
    </style:style>
    <style:style style:name="P10" style:family="paragraph" style:parent-style-name="LO-normal">
      <style:paragraph-properties fo:margin-left="0in" fo:margin-right="0in" fo:text-indent="0in" style:auto-text-indent="false"/>
      <style:text-properties officeooo:rsid="001410c8" officeooo:paragraph-rsid="001410c8"/>
    </style:style>
    <style:style style:name="P11" style:family="paragraph" style:parent-style-name="Standard">
      <style:text-properties fo:font-weight="bold" officeooo:rsid="0015c527" officeooo:paragraph-rsid="0018120e" style:font-weight-asian="bold" style:font-weight-complex="bold"/>
    </style:style>
    <style:style style:name="P12" style:family="paragraph" style:parent-style-name="LO-normal">
      <style:text-properties officeooo:rsid="0018120e" officeooo:paragraph-rsid="0018120e"/>
    </style:style>
    <style:style style:name="P13" style:family="paragraph" style:parent-style-name="Standard">
      <style:text-properties fo:color="#999999" loext:opacity="100%" fo:font-weight="normal" officeooo:rsid="0018120e" officeooo:paragraph-rsid="0018120e" style:font-weight-asian="normal" style:font-weight-complex="normal"/>
    </style:style>
    <style:style style:name="P14" style:family="paragraph" style:parent-style-name="Title" style:master-page-name="Standard">
      <style:paragraph-properties style:page-number="1"/>
    </style:style>
    <style:style style:name="P15" style:family="paragraph" style:parent-style-name="Heading_20_2" style:list-style-name="WWNum7">
      <style:paragraph-properties fo:margin-left="0in" fo:margin-right="0in" fo:text-indent="0in" style:auto-text-indent="false"/>
      <style:text-properties officeooo:rsid="001410c8" officeooo:paragraph-rsid="001410c8"/>
    </style:style>
    <style:style style:name="P16" style:family="paragraph" style:parent-style-name="LO-normal" style:list-style-name="WWNum4">
      <style:paragraph-properties fo:margin-left="0.5in" fo:margin-right="0in" fo:text-indent="-0.25in" style:auto-text-indent="false"/>
    </style:style>
    <style:style style:name="P17" style:family="paragraph" style:parent-style-name="LO-normal" style:list-style-name="WWNum4">
      <style:paragraph-properties fo:margin-left="1in" fo:margin-right="0in" fo:text-indent="-0.25in" style:auto-text-indent="false"/>
    </style:style>
    <style:style style:name="P18" style:family="paragraph" style:parent-style-name="LO-normal" style:list-style-name="WWNum2">
      <style:paragraph-properties fo:margin-left="0.5in" fo:margin-right="0in" fo:text-indent="-0.25in" style:auto-text-indent="false"/>
    </style:style>
    <style:style style:name="P19" style:family="paragraph" style:parent-style-name="LO-normal" style:list-style-name="WWNum6">
      <style:paragraph-properties fo:margin-left="0.5in" fo:margin-right="0in" fo:text-indent="-0.25in" style:auto-text-indent="false"/>
    </style:style>
    <style:style style:name="P20" style:family="paragraph" style:parent-style-name="LO-normal">
      <style:text-properties fo:font-weight="normal" officeooo:paragraph-rsid="00133111" style:font-weight-asian="normal" style:font-weight-complex="normal"/>
    </style:style>
    <style:style style:name="P21" style:family="paragraph" style:parent-style-name="LO-normal">
      <style:text-properties fo:font-weight="normal" officeooo:rsid="0015c527" officeooo:paragraph-rsid="0015c527" style:font-weight-asian="normal" style:font-weight-complex="normal"/>
    </style:style>
    <style:style style:name="P22" style:family="paragraph" style:parent-style-name="LO-normal" style:list-style-name="WWNum8"/>
    <style:style style:name="P23" style:family="paragraph" style:parent-style-name="LO-normal" style:list-style-name="WWNum9"/>
    <style:style style:name="P24" style:family="paragraph" style:parent-style-name="LO-normal" style:list-style-name="L1">
      <style:text-properties fo:font-weight="bold" officeooo:rsid="0015c527" officeooo:paragraph-rsid="0015c527" style:font-weight-asian="bold" style:font-weight-complex="bold"/>
    </style:style>
    <style:style style:name="P25" style:family="paragraph" style:parent-style-name="LO-normal">
      <style:text-properties fo:color="#999999" loext:opacity="100%" fo:font-weight="normal" officeooo:rsid="0017a67a" officeooo:paragraph-rsid="0017a67a" style:font-weight-asian="normal" style:font-weight-complex="normal"/>
    </style:style>
    <style:style style:name="P26" style:family="paragraph" style:parent-style-name="LO-normal">
      <style:paragraph-properties style:writing-mode="lr-tb"/>
      <style:text-properties fo:color="#999999" loext:opacity="100%" style:font-name="ARIAL" fo:font-weight="normal" officeooo:rsid="0017a67a" officeooo:paragraph-rsid="0017a67a" style:font-weight-asian="normal" style:font-weight-complex="normal"/>
    </style:style>
    <style:style style:name="P27" style:family="paragraph" style:parent-style-name="LO-normal">
      <style:text-properties fo:color="#999999" loext:opacity="100%" style:font-name="ARIAL" fo:font-weight="normal" officeooo:rsid="0017a67a" officeooo:paragraph-rsid="0017a67a" style:font-weight-asian="normal" style:font-weight-complex="normal"/>
    </style:style>
    <style:style style:name="P28" style:family="paragraph" style:parent-style-name="LO-normal">
      <style:paragraph-properties style:writing-mode="lr-tb"/>
      <style:text-properties fo:color="#999999" loext:opacity="100%" style:font-name="ARIAL" fo:font-weight="normal" officeooo:rsid="0017a67a" officeooo:paragraph-rsid="0018120e" style:font-weight-asian="normal" style:font-weight-complex="normal"/>
    </style:style>
    <style:style style:name="P29" style:family="paragraph" style:parent-style-name="LO-normal">
      <style:text-properties fo:color="#999999" loext:opacity="100%" style:font-name="ARIAL" fo:font-weight="normal" officeooo:rsid="0017a67a" officeooo:paragraph-rsid="0018120e" style:font-weight-asian="normal" style:font-weight-complex="normal"/>
    </style:style>
    <style:style style:name="P30" style:family="paragraph" style:parent-style-name="LO-normal" style:list-style-name="WWNum7">
      <style:paragraph-properties fo:margin-left="0.5in" fo:margin-right="0in" fo:text-indent="-0.25in" style:auto-text-indent="false"/>
    </style:style>
    <style:style style:name="P31" style:family="paragraph" style:parent-style-name="LO-normal" style:list-style-name="L2">
      <style:text-properties officeooo:rsid="0018120e" officeooo:paragraph-rsid="0018120e"/>
    </style:style>
    <style:style style:name="P32" style:family="paragraph" style:parent-style-name="LO-normal" style:list-style-name="L3">
      <style:text-properties officeooo:rsid="0018120e" officeooo:paragraph-rsid="0018120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8ae22" style:font-weight-asian="bold" style:font-weight-complex="bold"/>
    </style:style>
    <style:style style:name="T4" style:family="text">
      <style:text-properties fo:font-weight="bold" officeooo:rsid="001a1685" style:font-weight-asian="bold"/>
    </style:style>
    <style:style style:name="T5" style:family="text">
      <style:text-properties fo:color="#999999" loext:opacity="100%"/>
    </style:style>
    <style:style style:name="T6" style:family="text">
      <style:text-properties fo:color="#999999" loext:opacity="100%" style:text-underline-style="solid" style:text-underline-width="auto" style:text-underline-color="font-color"/>
    </style:style>
    <style:style style:name="T7" style:family="text">
      <style:text-properties fo:color="#999999" loext:opacity="100%" officeooo:rsid="00121485"/>
    </style:style>
    <style:style style:name="T8" style:family="text">
      <style:text-properties fo:color="#999999" loext:opacity="100%" fo:font-weight="normal" officeooo:rsid="0017a67a" style:font-weight-asian="normal" style:font-weight-complex="normal"/>
    </style:style>
    <style:style style:name="T9" style:family="text">
      <style:text-properties fo:color="#999999" loext:opacity="100%" fo:font-weight="normal" officeooo:rsid="0018120e"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normal" officeooo:rsid="00133111"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33111" style:font-style-asian="normal" style:font-weight-asian="normal" style:font-style-complex="normal" style:font-weight-complex="normal"/>
    </style:style>
    <style:style style:name="T17" style:family="text">
      <style:text-properties fo:font-style="normal" fo:font-weight="bold" officeooo:rsid="00133111" style:font-style-asian="normal" style:font-weight-asian="bold" style:font-style-complex="normal" style:font-weight-complex="bold"/>
    </style:style>
    <style:style style:name="T18" style:family="text">
      <style:text-properties fo:font-weight="normal" style:font-weight-asian="normal" style:font-weight-complex="normal"/>
    </style:style>
    <style:style style:name="T19" style:family="text">
      <style:text-properties fo:font-weight="normal" officeooo:rsid="00133111" style:font-weight-asian="normal" style:font-weight-complex="normal"/>
    </style:style>
    <style:style style:name="T20" style:family="text">
      <style:text-properties fo:font-weight="normal" officeooo:rsid="0017a67a" style:font-weight-asian="normal" style:font-weight-complex="normal"/>
    </style:style>
    <style:style style:name="T21" style:family="text">
      <style:text-properties fo:font-weight="normal" officeooo:rsid="001a1685" style:font-weight-asian="normal" style:font-weight-complex="normal"/>
    </style:style>
    <style:style style:name="T22" style:family="text">
      <style:text-properties fo:color="#1155cc" loext:opacity="100%" fo:font-size="10pt" style:text-underline-style="solid" style:text-underline-width="auto" style:text-underline-color="font-color" style:font-size-asian="10pt" style:font-size-complex="10pt"/>
    </style:style>
    <style:style style:name="T23" style:family="text">
      <style:text-properties fo:color="#1155cc" loext:opacity="100%" style:text-underline-style="solid" style:text-underline-width="auto" style:text-underline-color="font-color"/>
    </style:style>
    <style:style style:name="T24" style:family="text">
      <style:text-properties fo:color="#1155cc" loext:opacity="100%" fo:font-size="11pt" style:text-underline-style="solid" style:text-underline-width="auto" style:text-underline-color="font-color" style:font-size-asian="11pt" style:font-size-complex="11pt"/>
    </style:style>
    <style:style style:name="T25" style:family="text">
      <style:text-properties fo:color="#1a0dab" loext:opacity="100%" fo:font-size="13pt" style:text-underline-style="solid" style:text-underline-width="auto" style:text-underline-color="font-color" style:font-size-asian="13pt" style:font-size-complex="13pt"/>
    </style:style>
    <style:style style:name="T26" style:family="text">
      <style:text-properties fo:color="#1a0dab" loext:opacity="100%" fo:font-size="13pt" style:text-underline-style="solid" style:text-underline-width="auto" style:text-underline-color="font-color" fo:font-weight="bold" style:font-size-asian="13pt" style:font-weight-asian="bold" style:font-size-complex="13pt"/>
    </style:style>
    <style:style style:name="T27" style:family="text">
      <style:text-properties fo:font-size="10pt" style:font-size-asian="10pt" style:font-size-complex="10pt"/>
    </style:style>
    <style:style style:name="T28" style:family="text">
      <style:text-properties fo:font-size="11pt" style:font-size-asian="11pt" style:font-size-complex="11pt"/>
    </style:style>
    <style:style style:name="T29" style:family="text">
      <style:text-properties fo:color="#282828" loext:opacity="100%" style:font-name="Georgia" fo:font-size="11pt" style:font-name-asian="Georgia1" style:font-size-asian="11pt" style:font-name-complex="Georgia1" style:font-size-complex="11pt"/>
    </style:style>
    <style:style style:name="T30" style:family="text">
      <style:text-properties officeooo:rsid="00121485"/>
    </style:style>
    <style:style style:name="T31" style:family="text">
      <style:text-properties officeooo:rsid="0015c527"/>
    </style:style>
    <style:style style:name="T32" style:family="text">
      <style:text-properties officeooo:rsid="0018120e"/>
    </style:style>
    <style:style style:name="T33" style:family="text">
      <style:text-properties officeooo:rsid="0018ae22"/>
    </style:style>
    <style:style style:name="T34" style:family="text">
      <style:text-properties officeooo:rsid="001a1685"/>
    </style:style>
    <style:style style:name="fr1" style:family="graphic" style:parent-style-name="Formula">
      <style:graphic-properties fo:margin-left="0in" fo:margin-right="0in" fo:margin-top="0in" fo:margin-bottom="0in" style:vertical-pos="from-top" style:horizontal-pos="from-left" style:horizontal-rel="paragraph-content" draw:ole-draw-aspect="1"/>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 text:name="_a9m7xmhe8pcv"/>EEG Signal - Documentation</text:p>
      <text:p text:style-name="Heading_20_1"><text:bookmark text:name="_dgn8gv6upui4"/>Segnali EEG</text:p>
      <text:p text:style-name="LO-normal">I segnali EEG prodotti dal cervello ed acquisiti tramite elettrodi posizionati sulla testa sono vari e vengono classificati in base alla loro frequenza:</text:p>
      <text:list xml:id="list2280592883" text:style-name="WWNum4">
        <text:list-item>
          <text:p text:style-name="P16">Delta<text:span text:style-name="T1"> (δ)</text:span>: </text:p>
          <text:list>
            <text:list-item>
              <text:p text:style-name="P17">frequenza 0.5~4Hz; </text:p>
            </text:list-item>
            <text:list-item>
              <text:p text:style-name="P17">rilevate durante il sonno profondo; </text:p>
            </text:list-item>
            <text:list-item>
              <text:p text:style-name="P17">l’ampiezza di questo segnale varia tra i 75 e i 200 µV, incrementando all’aumentare della profondità del sonno;</text:p>
            </text:list-item>
          </text:list>
        </text:list-item>
        <text:list-item>
          <text:p text:style-name="P16">Theta <text:span text:style-name="T1">(θ)</text:span>: </text:p>
          <text:list>
            <text:list-item>
              <text:p text:style-name="P17">frequenza 4~8Hz; </text:p>
            </text:list-item>
            <text:list-item>
              <text:p text:style-name="P17">rilevate durante fasi di concentrazione silenziosa;</text:p>
            </text:list-item>
            <text:list-item>
              <text:p text:style-name="P17">l’ampiezza di questo segnale è solitamente &lt;100µV;</text:p>
            </text:list-item>
          </text:list>
        </text:list-item>
        <text:list-item>
          <text:p text:style-name="P16">Alpha <text:span text:style-name="T1">(α)</text:span>:</text:p>
          <text:list>
            <text:list-item>
              <text:p text:style-name="P17">frequenza 8-14Hz;</text:p>
            </text:list-item>
            <text:list-item>
              <text:p text:style-name="P17">rilevate durante fasi di rilassamento, con occhi chiusi;</text:p>
            </text:list-item>
            <text:list-item>
              <text:p text:style-name="P17">l’ampiezza di questo segnale varia tra i 10 ed i 20 µV;</text:p>
            </text:list-item>
          </text:list>
        </text:list-item>
        <text:list-item>
          <text:p text:style-name="P16">Beta <text:span text:style-name="T1">(β)</text:span>:</text:p>
          <text:list>
            <text:list-item>
              <text:p text:style-name="P17">frequenza 14~30Hz:</text:p>
            </text:list-item>
            <text:list-item>
              <text:p text:style-name="P17">rilevate durante fasi di all’erta o di ragionamento;</text:p>
            </text:list-item>
            <text:list-item>
              <text:p text:style-name="P17">l’ampiezza di questo segnale è &lt;10µV;</text:p>
            </text:list-item>
          </text:list>
        </text:list-item>
        <text:list-item>
          <text:p text:style-name="P16">Gamma <text:span text:style-name="T1">(γ)</text:span>:</text:p>
          <text:list>
            <text:list-item>
              <text:p text:style-name="P17">frequenza &gt;30Hz;</text:p>
            </text:list-item>
            <text:list-item>
              <text:p text:style-name="P17">rilevate durante fasi di elaborazione delle informazioni. Possono essere stimolate tramite attività visiva (vedi VEP).</text:p>
            </text:list-item>
            <text:list-item>
              <text:p text:style-name="P17">l’ampiezza di questo segnale è &lt;2µV;</text:p>
            </text:list-item>
          </text:list>
        </text:list-item>
      </text:list>
      <text:p text:style-name="LO-normal"><text:span text:style-name="T5">[Informazioni ottenute da: </text:span><text:a xlink:type="simple" xlink:href="https://ietresearch.onlinelibrary.wiley.com/doi/epdf/10.1049/iet-bmt.2014.0040" text:style-name="Standard" text:visited-style-name="Standard"><text:span text:style-name="T6">https://ietresearch.onlinelibrary.wiley.com/doi/epdf/10.1049/iet-bmt.2014.0040</text:span></text:a><text:span text:style-name="T5">]</text:span></text:p>
      <text:p text:style-name="Heading_20_1"><text:bookmark text:name="_tpg36kn2rfep"/>Preprocessing</text:p>
      <text:p text:style-name="LO-normal">Durante l’acquisizione di un segnale EEG possono esserci diversi fattori che portano alla contaminazione dei dati ottenuti. È dunque necessario effettuare un’attività di preprocessing adeguata al fine di eliminare i dati non necessari. Ad esempio è possibile che durante l’acquisizione, alcuni <text:span text:style-name="T10">elettrodi</text:span> non siano posizionati in modo corretto, oppure che captino segnali non necessariamente provenienti dal cervello. Tali dati non desiderati rappresentano il rumore. Il preprocessing finalizzato all’eliminazione di rumore può riguardare quattro categorie:</text:p>
      <text:list xml:id="list3661127200" text:style-name="WWNum2">
        <text:list-item>
          <text:p text:style-name="P18"><text:span text:style-name="T1">rimozione dei canali sporchi (bad channels): </text:span>durante un’acquisizione di segnale EEG si ottengono diversi valori, provenienti da diverse fonti, detti canali. Ogni canale viaggia su diverse frequenze. Come anticipato, accade talvolta che i segnali abbiano valori palesemente errati (troppo alti o troppo bassi). Ciò è dovuto al malfunzionamento di elettrodi o al cattivo posizionamento degli stessi. Per evitare di lavorare su dati errati, è necessario rimuovere questi canali;</text:p>
        </text:list-item>
        <text:list-item>
          <text:p text:style-name="P18"><text:soft-page-break/><text:span text:style-name="T1">interpolazione: </text:span>per interpolazione si intende la predizione di un valore basata sui valori che si hanno a disposizione. Una volta identificato e rimosso un canale con dati errati, vorremmo avere comunque a disposizione dei dati corretti per eseguire successivamente delle analisi. È possibile predirre i valori corretti di un canale errato a partire dai dati degli altri canali (corretti). In tal modo è anche possibile generare nuove <text:span text:style-name="T11">features</text:span><text:span text:style-name="T14">, ovvero proprietà, che potrebbero non venire rilevate durante l’acquisizione dei dati o non avere abbastanza dati per essere utilizzate;</text:span></text:p>
        </text:list-item>
        <text:list-item>
          <text:p text:style-name="P18"><text:span text:style-name="T1">filtering:</text:span> un canale potrebbe non essere totalmente errato ma presentare solo alcuni valori che si discostano palesemente dall’andamento naturale del segnale. In tal caso è possibile applicare filtri <text:span text:style-name="T10">passa-alto</text:span>, <text:span text:style-name="T10">passa-basso</text:span> e <text:span text:style-name="T10">passa-banda </text:span>per ignorare gli intervalli indesiderati. Un’ulteriore tecnica di filtering utilizzata durante il preprocessing dei segnali EEG è il cosiddetto <text:span text:style-name="T10">notch filter </text:span>che, piuttosto che agire sui valori assunti dal segnale, agisce su una frequenza (o intervalli di frequenze). Un esempio pratico di utilizzo del notch filter, nel preprocessing di segnali EEG, è dovuto al’acquisizione indesiderata di segnali elettrici degli elettrodi stessi. I segnali elettrici solitamente viaggiano su due frequenze: 50Hz o 60Hz. Tramite il notch filtering vengono dunque eliminate queste frequenze poiché indesiderate.</text:p>
        </text:list-item>
        <text:list-item>
          <text:p text:style-name="P18"><text:span text:style-name="T1">artifact rejection:</text:span> consiste nell’eliminare i dati acquisiti che non riguardano segnali provenienti dal cervello - ad esempio il battito delle palpebre, che porta valori con ampiezza tra i 100 e i 200 µV, per un intervallo di 250ms.</text:p>
        </text:list-item>
      </text:list>
      <text:p text:style-name="P2"><text:span text:style-name="T5">[Informazioni ottenute da: </text:span><text:a xlink:type="simple" xlink:href="http://learn.neurotechedu.com/preprocessing/" text:style-name="Standard" text:visited-style-name="Standard"><text:span text:style-name="T6">http://learn.neurotechedu.com/preprocessing/</text:span></text:a><text:span text:style-name="T5">]</text:span></text:p>
      <text:p text:style-name="Heading_20_2"><text:bookmark text:name="_4qsvkj3tjiar"/>Tecniche utilizzate in BED dataset <text:span text:style-name="T30">per preprocessing e feature extraction</text:span></text:p>
      <text:p text:style-name="LO-normal">Nel paper presentato a corredo della creazione del dataset BED viene illustrato il processo di preparazione dei dati acquisiti, che ha permesso di trasformare i dati originali (raw) in dati analizzati (parsed). Tale processo è <text:span text:style-name="T33">stato standardizzato in letteratura ed è conosciuto come </text:span><text:span text:style-name="T3">PREP Pipeline</text:span>. Le operazioni sui dati sono state effettuate utilizzando la libreria EEGLAB per MathLab.</text:p>
      <text:p text:style-name="LO-normal">La <text:span text:style-name="T4">PREP Pipeline </text:span><text:span text:style-name="T21">identifica </text:span>quattro <text:span text:style-name="T34">famiglie di </text:span>operazioni:</text:p>
      <text:list xml:id="list2261278478" text:style-name="WWNum6">
        <text:list-item>
          <text:p text:style-name="P19">eliminazione del rumore tramite <text:span text:style-name="T10">filtering</text:span>;</text:p>
        </text:list-item>
        <text:list-item>
          <text:p text:style-name="P19">valutazione e stima dei dati dei segnali al fine di ottenere valori più veritieri;</text:p>
        </text:list-item>
        <text:list-item>
          <text:p text:style-name="P19">rilevamento ed <text:span text:style-name="T10">interpolazione </text:span>dei bad channels.</text:p>
        </text:list-item>
        <text:list-item>
          <text:p text:style-name="P19"><text:span text:style-name="T11">Feature extraction</text:span><text:span text:style-name="T14"> per ottenere i dati parsed a partire dai dati raw. L</text:span>e tecniche utilizzate a questo scopo sono state: <text:span text:style-name="T1">Mel-frequency ceptral coefficients (MFCC)</text:span>, <text:span text:style-name="T1">Auto-regression reflection coefficients (ARRC)</text:span>, <text:span text:style-name="T1">Spectral feature extraction (SPEC)</text:span> approfondite di seguito.</text:p>
        </text:list-item>
      </text:list>
      <text:p text:style-name="Heading_20_3"><text:bookmark text:name="_1zea3e95f9rw"/>MFCC</text:p>
      <text:p text:style-name="LO-normal">L’algoritmo di <text:span text:style-name="T2">Mel Frequency Cepstral Coefficients</text:span><text:span text:style-name="T18"> consente di estrarre features dai canali a disposizione. Solitamente questa tecnica viene utilizzata per segnali audio, ma data la similitudine della distribuzione dei valori tra i segnali audio e quelli provenienti dal cervello sono stati svolti diversi studi a supporto dell’applicazione di questo algoritmo ai segnali EEG.</text:span></text:p>
      <text:p text:style-name="LO-normal"><text:span text:style-name="T18">Nel caso di BED, la tecnica MFCC è stata applicata con una leggera variante. Innanzitutto i dati raw sono stati trasferiti nel dominio delle frequenze temporali attraverso l’applicazione della </text:span><text:span text:style-name="T2">trasformata di Fourier</text:span><text:span text:style-name="T18">. Allo spettro delle frequenze ottenuto è stata applicata la </text:span><text:span text:style-name="T2">Mel </text:span><text:soft-page-break/><text:span text:style-name="T2">frequency filterbank</text:span><text:span text:style-name="T18"> ovvero un insieme di filtri che elimina le frequenze non percepibili dall’uomo e le approssima a frequenze percepibili (Immaginato nel contesto dei segnali audio è più chiaro). I filtri operano su intervalli di frequenze, l’output dell’applicazione di un filtro su un intervallo di frequenze rappresenta uno dei coefficienti MFCC.</text:span></text:p>
      <text:p text:style-name="LO-normal"><text:span text:style-name="T18">In BED dataset la filterbank contiene 18 filtri, ma gli output (coefficienti) considerati sono solo 12. I 6 coefficienti scartati sono i </text:span><draw:frame draw:style-name="fr2" draw:name="Object1" text:anchor-type="as-char" svg:width="0.2083in" svg:height="0.2091in" draw:z-index="0"><draw:object xlink:href="./Object 1" xlink:type="simple" xlink:show="embed" xlink:actuate="onLoad"/><draw:image xlink:href="./ObjectReplacements/Object 1" xlink:type="simple" xlink:show="embed" xlink:actuate="onLoad"/></draw:frame><text:span text:style-name="T18">coefficients, che spesso non contengono informazioni utili ai fini di machine learning, come suggerito in “</text:span><text:span text:style-name="T12">Steady-State Visual Evoked Potentials for EEG-Based Biometric Identification”.</text:span><text:span text:style-name="T18"> Tale operazione viene applicata ad ognuno dei 14 canali, per un totale di 168 features estratte.</text:span></text:p>
      <text:p text:style-name="Heading_20_3">ARRC</text:p>
      <text:p text:style-name="LO-normal">La tecnica dell’<text:span text:style-name="T2">Auto Regression modeling (AR modeling)</text:span><text:span text:style-name="T18"> è una tecnica parametrica utilizzata per la predizione del valore di un segnale a partire dalla somma lineare pesata dei precedenti valori. Formalmente, un AR model di ordine </text:span><text:span text:style-name="T12">p</text:span><text:span text:style-name="T15"> prevede il valore del segnale </text:span><text:span text:style-name="T12">s(n)</text:span><text:span text:style-name="T15"> di lunghezza </text:span><text:span text:style-name="T12">N </text:span><text:span text:style-name="T15">come somma dei precedenti </text:span><text:span text:style-name="T12">p </text:span><text:span text:style-name="T15">segnali:</text:span></text:p>
      <text:p text:style-name="P3"><draw:frame draw:style-name="fr2" draw:name="Object2" text:anchor-type="as-char" svg:width="1.352in" svg:height="0.4484in" draw:z-index="1"><draw:object xlink:href="./Object 2" xlink:type="simple" xlink:show="embed" xlink:actuate="onLoad"/><draw:image xlink:href="./ObjectReplacements/Object 2" xlink:type="simple" xlink:show="embed" xlink:actuate="onLoad"/></draw:frame></text:p>
      <text:p text:style-name="LO-normal">dove <draw:frame draw:style-name="fr2" draw:name="Object3" text:anchor-type="as-char" svg:width="0.1189in" svg:height="0.2091in" draw:z-index="2"><draw:object xlink:href="./Object 3" xlink:type="simple" xlink:show="embed" xlink:actuate="onLoad"/><draw:image xlink:href="./ObjectReplacements/Object 3" xlink:type="simple" xlink:show="embed" xlink:actuate="onLoad"/></draw:frame>rappresenta l’i-esimo coefficiente dell’AR model. Per stabilire il valore dei coefficienti viene utilizzato l’insieme di <text:span text:style-name="T2">equazioni di Yule-Walker</text:span><text:span text:style-name="T18">, così definito:</text:span></text:p>
      <text:p text:style-name="P3"><draw:frame draw:style-name="fr2" draw:name="Object4" text:anchor-type="as-char" svg:width="3.2228in" svg:height="0.9425in" draw:z-index="3"><draw:object xlink:href="./Object 4" xlink:type="simple" xlink:show="embed" xlink:actuate="onLoad"/><draw:image xlink:href="./ObjectReplacements/Object 4" xlink:type="simple" xlink:show="embed" xlink:actuate="onLoad"/></draw:frame></text:p>
      <text:p text:style-name="LO-normal"><text:span text:style-name="T18">In BED dataset è stato utilizzato un modello di ordine </text:span><text:span text:style-name="T12">p = 12</text:span><text:span text:style-name="T15"> per 14 canali, per un totale di 168 features estratte.</text:span></text:p>
      <text:p text:style-name="Heading_20_3"><text:bookmark text:name="_uar9yfco1uk9"/>SPEC</text:p>
      <text:p text:style-name="P9">Dalla rappresentazione dello spettro delle frequenze di un segnale, ottenuto attraverso la trasformata di Fourier, è possibile estrarre alcune misurazioni utilizzate spesso in applicazioni machine learning per effettuare classificazione. Si parla in tali casi di <text:span text:style-name="T2">Spectral Features Extraction</text:span><text:span text:style-name="T18">. </text:span><text:span text:style-name="T19">Questa tecnica si basa sullo studio della</text:span><text:span text:style-name="T13"> Power Spectral Density (PSD)</text:span><text:span text:style-name="T16"> ottenibile in due diversi modi:</text:span></text:p>
      <text:p text:style-name="P9"><text:span text:style-name="T16">1.</text:span><text:span text:style-name="T17"> (non parametric)</text:span><text:span text:style-name="T16"> calcolando la Trasformata di Fourier Discreta;</text:span></text:p>
      <text:p text:style-name="P9"><text:span text:style-name="T16">2.</text:span><text:span text:style-name="T17"> (parametric)</text:span><text:span text:style-name="T16"> utilizzando il modello Auto Regressive.</text:span></text:p>
      <text:p text:style-name="P8"><text:span text:style-name="T15">Dato un canale, dunque uno stream di segnali, viene definita PSD(f) la </text:span><text:span text:style-name="T12">power spectral density</text:span><text:span text:style-name="T15"> alla frequenza f.</text:span></text:p>
      <text:p text:style-name="P20">Anche in BED dataset vengono estratte quattro di queste caratteristiche, ottenute a partire dai segnali theta, alpha, beta e gamma. Le quattro caratteristiche estratte sono:</text:p>
      <text:list xml:id="list3687217241" text:style-name="WWNum8">
        <text:list-item>
          <text:p text:style-name="P22"><text:span text:style-name="T2">spectral centroid: (indicatore di posizione) </text:span><text:span text:style-name="T18">data la media pesata dello spettro delle frequenze, il centroide è la frequenza rappresentativa del segnale;</text:span></text:p>
        </text:list-item>
      </text:list>
      <text:p text:style-name="P4"><draw:frame draw:style-name="fr2" draw:name="Object5" text:anchor-type="as-char" svg:width="2.9165in" svg:height="0.339in" draw:z-index="4"><draw:object xlink:href="./Object 5" xlink:type="simple" xlink:show="embed" xlink:actuate="onLoad"/><draw:image xlink:href="./ObjectReplacements/Object 5" xlink:type="simple" xlink:show="embed" xlink:actuate="onLoad"/></draw:frame></text:p>
      <text:list xml:id="list155860175772340" text:continue-numbering="true" text:style-name="WWNum8">
        <text:list-item>
          <text:p text:style-name="P22"><text:span text:style-name="T2">spectral bandwidth: (indicatore di variabilità) </text:span><text:span text:style-name="T18">rappresenta l’ampiezza dello spettro delle frequenze, che corrisponde alla varianza ponderata dei valori rispetto al </text:span><text:soft-page-break/><text:span text:style-name="T18">centroide. Più bassa è l’ampiezza, più i valori delle frequenze si concentrano intorno al centroide;</text:span></text:p>
        </text:list-item>
      </text:list>
      <text:p text:style-name="P4"><draw:frame draw:style-name="fr2" draw:name="Object6" text:anchor-type="as-char" svg:width="4.0575in" svg:height="0.3571in" draw:z-index="5"><draw:object xlink:href="./Object 6" xlink:type="simple" xlink:show="embed" xlink:actuate="onLoad"/><draw:image xlink:href="./ObjectReplacements/Object 6" xlink:type="simple" xlink:show="embed" xlink:actuate="onLoad"/></draw:frame></text:p>
      <text:list xml:id="list155859925246130" text:continue-numbering="true" text:style-name="WWNum8">
        <text:list-item>
          <text:p text:style-name="P22"><text:span text:style-name="T2">spectral crest factor: (indicatore di posizione) </text:span><text:span text:style-name="T18">calcola la presenza di picchi nello spettro delle frequenze. Un valore alto indica la presenza di picchi alti;</text:span></text:p>
        </text:list-item>
      </text:list>
      <text:list xml:id="list3147928730" text:style-name="WWNum9">
        <text:list-item>
          <text:list>
            <text:list-item>
              <text:p text:style-name="P23"><text:span text:style-name="T18">dato </text:span><draw:frame draw:style-name="fr1" draw:name="Object7" text:anchor-type="as-char" svg:y="-0.1693in" svg:width="2.3772in" svg:height="0.2417in" draw:z-index="6"><draw:object xlink:href="./Object 7" xlink:type="simple" xlink:show="embed" xlink:actuate="onLoad"/><draw:image xlink:href="./ObjectReplacements/Object 7" xlink:type="simple" xlink:show="embed" xlink:actuate="onLoad"/></draw:frame></text:p>
            </text:list-item>
          </text:list>
        </text:list-item>
      </text:list>
      <text:p text:style-name="P5"><draw:frame draw:style-name="fr1" draw:name="Object8" text:anchor-type="as-char" svg:y="-0.1701in" svg:width="3.2965in" svg:height="0.339in" draw:z-index="7"><draw:object xlink:href="./Object 8" xlink:type="simple" xlink:show="embed" xlink:actuate="onLoad"/><draw:image xlink:href="./ObjectReplacements/Object 8" xlink:type="simple" xlink:show="embed" xlink:actuate="onLoad"/></draw:frame></text:p>
      <text:list xml:id="list155859682111133" text:continue-list="list155859925246130" text:style-name="WWNum8">
        <text:list-item>
          <text:p text:style-name="P22"><text:span text:style-name="T2">spectral flatness: (indicatore di variabilità) </text:span><text:span text:style-name="T18">indica l’omogeneità dei valori. Più il valore è alto, più i valori dello spettro delle frequenze sono ripetuti.</text:span></text:p>
        </text:list-item>
      </text:list>
      <text:p text:style-name="LO-normal"><text:span text:style-name="T18"><text:tab/></text:span><draw:frame draw:style-name="fr1" draw:name="Object9" text:anchor-type="as-char" svg:y="-0.1827in" svg:width="3.3772in" svg:height="0.2681in" draw:z-index="8"><draw:object xlink:href="./Object 9" xlink:type="simple" xlink:show="embed" xlink:actuate="onLoad"/><draw:image xlink:href="./ObjectReplacements/Object 9" xlink:type="simple" xlink:show="embed" xlink:actuate="onLoad"/></draw:frame></text:p>
      <text:p text:style-name="LO-normal"/>
      <text:p text:style-name="P8">Questi quattro valori sono stati computati per ognuna delle quattro ?bands? presenti in ognuno dei 14 canali, per un totale di 224 features estratte.</text:p>
      <text:p text:style-name="P9"><text:span text:style-name="T5">[Informazioni ottenute da: <text:line-break/>“BED: A new dataset for eeg-based biometrics”<text:line-break/></text:span><text:span text:style-name="T7">“A Machine Hearing System for Robust Cough </text:span><text:span text:style-name="T5">Detection Based on a High-Level Representation of Band-Specific Audio Features”<text:line-break/>“Representation learning and pattern recognition in cognitive biometrics: a survey”]</text:span></text:p>
      <text:list xml:id="list3563758038" text:style-name="WWNum7">
        <text:list-header>
          <text:p text:style-name="P15">Librerie Python per preprocessing e feature extraction di segnali EEG</text:p>
        </text:list-header>
      </text:list>
      <text:p text:style-name="P10">L<text:span text:style-name="T31">e librerie maggiormente utilizzate per gestire dati EEG in Python sono:</text:span></text:p>
      <text:list xml:id="list1458503018" text:style-name="L1">
        <text:list-item>
          <text:p text:style-name="P24">MNE-Python <text:span text:style-name="T18">for preprocessing, feature extraction and <text:s/></text:span><text:span text:style-name="T20">machine learning models;</text:span></text:p>
        </text:list-item>
        <text:list-item>
          <text:p text:style-name="P24">PyEEG <text:span text:style-name="T18">for preprocessing and feature extraction;</text:span></text:p>
        </text:list-item>
        <text:list-item>
          <text:p text:style-name="P24">EEGLib <text:span text:style-name="T20">for feature extraction (pensato appositamente per i segnali EEG).</text:span></text:p>
        </text:list-item>
      </text:list>
      <text:p text:style-name="P25">[Informazioni ottenute da:</text:p>
      <text:p text:style-name="P26">“PyEEG: An Open Source Python Module for EEG/MEG Feature Extraction” e</text:p>
      <text:p text:style-name="P27">“eeglib: A Python module for EEG feature extraction”]</text:p>
      <text:p text:style-name="P21"/>
      <text:p text:style-name="Heading_20_2"><text:bookmark text:name="_c2zbntk2cvvh"/>Conclusioni sul preprocessing</text:p>
      <text:list xml:id="list155860228473954" text:continue-list="list3563758038" text:style-name="WWNum7">
        <text:list-item>
          <text:p text:style-name="P30">Criteri di valutazione della bontà del preprocessing</text:p>
        </text:list-item>
        <text:list-item>
          <text:p text:style-name="P30">Scelte</text:p>
        </text:list-item>
      </text:list>
      <text:p text:style-name="P1"><text:bookmark text:name="_5mmt6qa5h45d"/>Addestramento</text:p>
      <text:p text:style-name="Heading_20_2"><text:bookmark text:name="_onuj5mc059k9"/>Machine Learning <text:span text:style-name="T32">vs Deep Learning</text:span></text:p>
      <text:p text:style-name="P12">Ad oggi, in letteratura, è molto più comune che vengano utilizzate tecniche di Machine Learning per la classificazione dei segnali EEG al fine di effettuare autenticazione del soggetto. Una volta estratte le features tramite i processi precedentemente esplorati, è sostanzialmente un compito semplice effettuare classificazione basandosi sulle stesse. Dunque, se si hanno a disposizione le features estratte dai dati raw e si è convinti della loro bontà, allora è consuetudine utilizzare l’approccio Machine Learning. D’altra parte, se si vogliono utilizzare i dati raw, senza estrarne le features, è difficile identificare dei pattern comuni attraverso i più semplici algoritmi di machine learning, dunque potrebbe essere utile utilizzare algoritmi di Deep Learning.</text:p>
      <text:p text:style-name="P12">Gli algoritmi di Machine Learning maggiormente utilizzati in letteratura per l’identificazione e l’autenticazione attraverso segnali EEG sono:</text:p>
      <text:list xml:id="list169987865" text:style-name="L2">
        <text:list-item>
          <text:p text:style-name="P31">K-Nearest neighbors;</text:p>
        </text:list-item>
        <text:list-item>
          <text:p text:style-name="P31">Support Vector Machines (SVM);</text:p>
        </text:list-item>
      </text:list>
      <text:p text:style-name="P12">Mentre per quanto riguarda gli algoritmi di Deep Learning troviamo:</text:p>
      <text:list xml:id="list1942047296" text:style-name="L3">
        <text:list-item>
          <text:p text:style-name="P32">Convolutional Neural Networks (CNN);</text:p>
        </text:list-item>
        <text:list-item>
          <text:p text:style-name="P32">Recurrent Neural Networks (RNN).</text:p>
        </text:list-item>
      </text:list>
      <text:p text:style-name="P13"/>
      <text:p text:style-name="P11"><text:span text:style-name="T9">[</text:span><text:span text:style-name="T8">Informazioni ottenute da:</text:span></text:p>
      <text:p text:style-name="P28">“PyEEG: An Open Source Python Module for EEG/MEG Feature Extraction” e</text:p>
      <text:p text:style-name="P29">“E-Key: an EEG-Based Biometric Authentication<text:line-break/>and Driving Fatigue Detection System”]</text:p>
      <text:p text:style-name="P1"><text:bookmark text:name="_k9s1ztkna0yu"/>Fonti da inserire</text:p>
      <text:p text:style-name="LO-normal"><text:a xlink:type="simple" xlink:href="https://www.researchgate.net/publication/369718848_Self-supervised_EEG_emotion_recognition_models_based_on_CNN" text:style-name="Standard" text:visited-style-name="Standard"><text:span text:style-name="T22">https://www.researchgate.net/publication/369718848_Self-supervised_EEG_emotion_recognition_models_based_on_CNN</text:span></text:a></text:p>
      <text:p text:style-name="P6"/>
      <text:p text:style-name="LO-normal"><text:a xlink:type="simple" xlink:href="https://www.mdpi.com/2076-3417/12/5/2527" text:style-name="Standard" text:visited-style-name="Standard"><text:span text:style-name="T22">https://www.mdpi.com/2076-3417/12/5/2527</text:span></text:a></text:p>
      <text:p text:style-name="P6"/>
      <text:p text:style-name="LO-normal"><text:a xlink:type="simple" xlink:href="https://github.com/siddhi5386/Emotion-Recognition-from-brain-EEG-signals-/blob/master/Emotion_recognition_using_CNN.ipynb" text:style-name="Standard" text:visited-style-name="Standard"><text:span text:style-name="T22">https://github.com/siddhi5386/Emotion-Recognition-from-brain-EEG-signals-/blob/master/Emotion_recognition_using_CNN.ipynb</text:span></text:a></text:p>
      <text:p text:style-name="P6"/>
      <text:p text:style-name="LO-normal"><text:a xlink:type="simple" xlink:href="https://www.yimp.it/preprocessing-machine-learning/" text:style-name="Standard" text:visited-style-name="Standard"><text:span text:style-name="T22">https://www.yimp.it/preprocessing-machine-learning/</text:span></text:a></text:p>
      <text:p text:style-name="P6"/>
      <text:p text:style-name="LO-normal">—</text:p>
      <text:p text:style-name="LO-normal">Roba nuova</text:p>
      <text:p text:style-name="LO-normal"><text:a xlink:type="simple" xlink:href="https://wiki.uiowa.edu/display/hwanglab/EEG+Preprocessing" text:style-name="Standard" text:visited-style-name="Standard"><text:span text:style-name="T22">https://wiki.uiowa.edu/display/hwanglab/EEG+Preprocessing</text:span></text:a></text:p>
      <text:p text:style-name="P6"/>
      <text:p text:style-name="LO-normal"><text:a xlink:type="simple" xlink:href="https://www.researchgate.net/figure/Preprocessing-Techniques-for-Scalp-EEG-Signals_fig5_339547751" text:style-name="Standard" text:visited-style-name="Standard"><text:span text:style-name="T22">https://www.researchgate.net/figure/Preprocessing-Techniques-for-Scalp-EEG-Signals_fig5_339547751</text:span></text:a></text:p>
      <text:p text:style-name="P6"/>
      <text:p text:style-name="LO-normal"><text:a xlink:type="simple" xlink:href="https://www.frontiersin.org/articles/10.3389/fninf.2015.00016/full" text:style-name="Standard" text:visited-style-name="Standard"><text:span text:style-name="T22">https://www.frontiersin.org/articles/10.3389/fninf.2015.00016/full</text:span></text:a></text:p>
      <text:p text:style-name="LO-normal"/>
      <text:p text:style-name="LO-normal">prep pipeline (quella che hanno trovato gli altri ragazzi (pelato + marco+ alessando):<text:a xlink:type="simple" xlink:href="https://www.researchgate.net/profile/Mohamed-Dessouky/publication/338119172_Literature_Review_on_EEG_Preprocessing_Feature_Extraction_and_Classifications_Techniques/links/5e0ccb4c4585159aa4ab4638/Literature-Review-on-EEG-Preprocessing-Feature-Extraction-and-Classifications-Techniques.pdf" text:style-name="Standard" text:visited-style-name="Standard"><text:span text:style-name="T25">Literature review on </text:span></text:a><text:a xlink:type="simple" xlink:href="https://www.researchgate.net/profile/Mohamed-Dessouky/publication/338119172_Literature_Review_on_EEG_Preprocessing_Feature_Extraction_and_Classifications_Techniques/links/5e0ccb4c4585159aa4ab4638/Literature-Review-on-EEG-Preprocessing-Feature-Extraction-and-Classifications-Techniques.pdf" text:style-name="Standard" text:visited-style-name="Standard"><text:span text:style-name="T26">EEG preprocessing</text:span></text:a><text:a xlink:type="simple" xlink:href="https://www.researchgate.net/profile/Mohamed-Dessouky/publication/338119172_Literature_Review_on_EEG_Preprocessing_Feature_Extraction_and_Classifications_Techniques/links/5e0ccb4c4585159aa4ab4638/Literature-Review-on-EEG-Preprocessing-Feature-Extraction-and-Classifications-Techniques.pdf" text:style-name="Standard" text:visited-style-name="Standard"><text:span text:style-name="T25">, feature extraction, and classifications techniques</text:span></text:a></text:p>
      <text:p text:style-name="P7"/>
      <text:p text:style-name="LO-normal">applicazione di prep e altre 3 pipeline<text:span text:style-name="T25">:</text:span><text:a xlink:type="simple" xlink:href="https://ieeexplore.ieee.org/abstract/document/9047940" text:style-name="Standard" text:visited-style-name="Standard"><text:span text:style-name="T23">https://ieeexplore.ieee.org/abstract/document/9047940</text:span></text:a></text:p>
      <text:p text:style-name="LO-normal"/>
      <text:p text:style-name="LO-normal"><text:a xlink:type="simple" xlink:href="https://youtu.be/B9ti7boa9jc?list=PLElWgqOQ4bDuuEIGAjpgVf6Cgm4lhWfgo" text:style-name="Standard" text:visited-style-name="Standard"><text:span text:style-name="T22">https://youtu.be/B9ti7boa9jc?list=PLElWgqOQ4bDuuEIGAjpgVf6Cgm4lhWfgo</text:span></text:a></text:p>
      <text:p text:style-name="P6"/>
      <text:p text:style-name="LO-normal"><text:span text:style-name="T27">Per emozioni :</text:span><text:a xlink:type="simple" xlink:href="https://www.frontiersin.org/articles/10.3389/fnins.2020.622759/full" text:style-name="Standard" text:visited-style-name="Standard"><text:span text:style-name="T27"> </text:span></text:a><text:a xlink:type="simple" xlink:href="https://www.frontiersin.org/articles/10.3389/fnins.2020.622759/full" text:style-name="Standard" text:visited-style-name="Standard"><text:span text:style-name="T22">https://www.frontiersin.org/articles/10.3389/fnins.2020.622759/full</text:span></text:a></text:p>
      <text:p text:style-name="P6"/>
      <text:p text:style-name="LO-normal"><text:a xlink:type="simple" xlink:href="https://www.mdpi.com/2227-7080/10/4/79" text:style-name="Standard" text:visited-style-name="Standard"><text:span text:style-name="T22">https://www.mdpi.com/2227-7080/10/4/79</text:span></text:a></text:p>
      <text:p text:style-name="P6"/>
      <text:p text:style-name="LO-normal"><text:a xlink:type="simple" xlink:href="https://www.mdpi.com/2075-4418/12/12/2984" text:style-name="Standard" text:visited-style-name="Standard"><text:span text:style-name="T22">https://www.mdpi.com/2075-4418/12/12/2984</text:span></text:a></text:p>
      <text:p text:style-name="P6"/>
      <text:p text:style-name="LO-normal"><text:a xlink:type="simple" xlink:href="https://www.nzbri.org/resources/publications/657/Shoorangiz__2021.pdf" text:style-name="Standard" text:visited-style-name="Standard"><text:span text:style-name="T22">https://www.nzbri.org/resources/publications/657/Shoorangiz__2021.pdf</text:span></text:a></text:p>
      <text:p text:style-name="P6"/>
      <text:p text:style-name="LO-normal"><text:span text:style-name="T27">Human attention(paper che più assomiglia a quello che dobbiamo scrivere noi): </text:span><text:a xlink:type="simple" xlink:href="https://ieeexplore.ieee.org/abstract/document/8430244" text:style-name="Standard" text:visited-style-name="Standard"><text:span text:style-name="T22">Detection of Human Attention Using EEG Signals | IEEE Conference Publication</text:span></text:a></text:p>
      <text:p text:style-name="Heading_20_1"><text:bookmark text:name="_wr7b031w74lw"/><text:span text:style-name="T28">A Dynamic Multi-Scale Network for EEG Signal Classification</text:span><text:span text:style-name="T29">: </text:span><text:a xlink:type="simple" xlink:href="https://www.frontiersin.org/articles/10.3389/fnins.2020.578255/full" text:style-name="Standard" text:visited-style-name="Standard"><text:span text:style-name="T24">https://www.frontiersin.org/articles/10.3389/fnins.2020.578255/full</text:span></text:a></text:p>
      <text:p text:style-name="LO-normal"/>
      <text:p text:style-name="LO-normal"/>
      <text:p text:style-name="LO-normal"/>
      <text:p text:style-name="LO-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svg:font-family="Arial" style:font-family-generic="roman" style:font-pitch="variable"/>
    <style:font-face style:name="Arial1" svg:font-family="Arial"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it" fo:country="IT"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in" fo:margin-bottom="0in" style:contextual-spacing="false" fo:line-height="115%" fo:text-align="start" style:justify-single-word="false" fo:orphans="2" fo:widows="2" fo:hyphenation-ladder-count="no-limit" style:punctuation-wrap="simple" style:writing-mode="lr-tb"/>
      <style:text-properties style:use-window-font-color="true" loext:opacity="0%" style:font-name="Arial" fo:font-family="Arial" style:font-family-generic="roman" style:font-pitch="variable" fo:font-size="11pt" fo:language="it" fo:country="IT"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1" style:font-family-complex="Wingdings" style:font-family-generic-complex="system" style:font-pitch-complex="variable"/>
    </style:style>
    <style:style style:name="ListLabel_20_20" style:display-name="ListLabel 20" style:family="text">
      <style:text-properties style:text-underline-style="none" style:font-name-complex="Wingdings 21" style:font-family-complex="'Wingdings 2'" style:font-family-generic-complex="system" style:font-pitch-complex="variable"/>
    </style:style>
    <style:style style:name="ListLabel_20_21" style:display-name="ListLabel 21" style:family="text">
      <style:text-properties style:text-underline-style="none" style:font-name-complex="OpenSymbol2" style:font-family-complex="OpenSymbol" style:font-family-generic-complex="system" style:font-pitch-complex="variable"/>
    </style:style>
    <style:style style:name="ListLabel_20_22" style:display-name="ListLabel 22" style:family="text">
      <style:text-properties style:text-underline-style="none" style:font-name-complex="Wingdings1" style:font-family-complex="Wingdings" style:font-family-generic-complex="system" style:font-pitch-complex="variable"/>
    </style:style>
    <style:style style:name="ListLabel_20_23" style:display-name="ListLabel 23" style:family="text">
      <style:text-properties style:text-underline-style="none" style:font-name-complex="Wingdings 21" style:font-family-complex="'Wingdings 2'" style:font-family-generic-complex="system" style:font-pitch-complex="variable"/>
    </style:style>
    <style:style style:name="ListLabel_20_24" style:display-name="ListLabel 24" style:family="text">
      <style:text-properties style:text-underline-style="none" style:font-name-complex="OpenSymbol2" style:font-family-complex="OpenSymbol" style:font-family-generic-complex="system" style:font-pitch-complex="variable"/>
    </style:style>
    <style:style style:name="ListLabel_20_25" style:display-name="ListLabel 25" style:family="text">
      <style:text-properties style:text-underline-style="none" style:font-name-complex="Wingdings1" style:font-family-complex="Wingdings" style:font-family-generic-complex="system" style:font-pitch-complex="variable"/>
    </style:style>
    <style:style style:name="ListLabel_20_26" style:display-name="ListLabel 26" style:family="text">
      <style:text-properties style:text-underline-style="none" style:font-name-complex="Wingdings 21" style:font-family-complex="'Wingdings 2'" style:font-family-generic-complex="system" style:font-pitch-complex="variable"/>
    </style:style>
    <style:style style:name="ListLabel_20_27" style:display-name="ListLabel 27" style:family="text">
      <style:text-properties style:text-underline-style="none" style:font-name-complex="OpenSymbol2" style:font-family-complex="OpenSymbol" style:font-family-generic-complex="system" style:font-pitch-complex="variable"/>
    </style:style>
    <style:style style:name="ListLabel_20_28" style:display-name="ListLabel 28" style:family="text">
      <style:text-properties style:text-underline-style="none" style:font-name-complex="OpenSymbol2" style:font-family-complex="OpenSymbol" style:font-family-generic-complex="system" style:font-pitch-complex="variable"/>
    </style:style>
    <style:style style:name="ListLabel_20_29" style:display-name="ListLabel 29" style:family="text">
      <style:text-properties style:text-underline-style="none" style:font-name-complex="OpenSymbol2" style:font-family-complex="OpenSymbol" style:font-family-generic-complex="system" style:font-pitch-complex="variable"/>
    </style:style>
    <style:style style:name="ListLabel_20_30" style:display-name="ListLabel 30" style:family="text">
      <style:text-properties style:text-underline-style="none" style:font-name-complex="OpenSymbol2" style:font-family-complex="OpenSymbol" style:font-family-generic-complex="system" style:font-pitch-complex="variable"/>
    </style:style>
    <style:style style:name="ListLabel_20_31" style:display-name="ListLabel 31" style:family="text">
      <style:text-properties style:text-underline-style="none" style:font-name-complex="OpenSymbol2" style:font-family-complex="OpenSymbol" style:font-family-generic-complex="system" style:font-pitch-complex="variable"/>
    </style:style>
    <style:style style:name="ListLabel_20_32" style:display-name="ListLabel 32" style:family="text">
      <style:text-properties style:text-underline-style="none" style:font-name-complex="OpenSymbol2" style:font-family-complex="OpenSymbol" style:font-family-generic-complex="system" style:font-pitch-complex="variable"/>
    </style:style>
    <style:style style:name="ListLabel_20_33" style:display-name="ListLabel 33" style:family="text">
      <style:text-properties style:text-underline-style="none" style:font-name-complex="OpenSymbol2" style:font-family-complex="OpenSymbol" style:font-family-generic-complex="system" style:font-pitch-complex="variable"/>
    </style:style>
    <style:style style:name="ListLabel_20_34" style:display-name="ListLabel 34" style:family="text">
      <style:text-properties style:text-underline-style="none" style:font-name-complex="OpenSymbol2" style:font-family-complex="OpenSymbol" style:font-family-generic-complex="system" style:font-pitch-complex="variable"/>
    </style:style>
    <style:style style:name="ListLabel_20_35" style:display-name="ListLabel 35" style:family="text">
      <style:text-properties style:text-underline-style="none" style:font-name-complex="OpenSymbol2" style:font-family-complex="OpenSymbol" style:font-family-generic-complex="system" style:font-pitch-complex="variable"/>
    </style:style>
    <style:style style:name="ListLabel_20_36" style:display-name="ListLabel 36" style:family="text">
      <style:text-properties style:text-underline-style="none" style:font-name-complex="OpenSymbol2" style:font-family-complex="OpenSymbol" style:font-family-generic-complex="system" style:font-pitch-complex="variable"/>
    </style:style>
    <style:style style:name="ListLabel_20_37" style:display-name="ListLabel 37" style:family="text">
      <style:text-properties style:text-underline-style="none" style:font-name-complex="Wingdings1" style:font-family-complex="Wingdings" style:font-family-generic-complex="system" style:font-pitch-complex="variable"/>
    </style:style>
    <style:style style:name="ListLabel_20_38" style:display-name="ListLabel 38" style:family="text">
      <style:text-properties style:text-underline-style="none" style:font-name-complex="Wingdings 21" style:font-family-complex="'Wingdings 2'" style:font-family-generic-complex="system" style:font-pitch-complex="variable"/>
    </style:style>
    <style:style style:name="ListLabel_20_39" style:display-name="ListLabel 39" style:family="text">
      <style:text-properties style:text-underline-style="none" style:font-name-complex="OpenSymbol2" style:font-family-complex="OpenSymbol" style:font-family-generic-complex="system" style:font-pitch-complex="variable"/>
    </style:style>
    <style:style style:name="ListLabel_20_40" style:display-name="ListLabel 40" style:family="text">
      <style:text-properties style:text-underline-style="none" style:font-name-complex="Wingdings1" style:font-family-complex="Wingdings" style:font-family-generic-complex="system" style:font-pitch-complex="variable"/>
    </style:style>
    <style:style style:name="ListLabel_20_41" style:display-name="ListLabel 41" style:family="text">
      <style:text-properties style:text-underline-style="none" style:font-name-complex="Wingdings 21" style:font-family-complex="'Wingdings 2'" style:font-family-generic-complex="system" style:font-pitch-complex="variable"/>
    </style:style>
    <style:style style:name="ListLabel_20_42" style:display-name="ListLabel 42" style:family="text">
      <style:text-properties style:text-underline-style="none" style:font-name-complex="OpenSymbol2" style:font-family-complex="OpenSymbol" style:font-family-generic-complex="system" style:font-pitch-complex="variable"/>
    </style:style>
    <style:style style:name="ListLabel_20_43" style:display-name="ListLabel 43" style:family="text">
      <style:text-properties style:text-underline-style="none" style:font-name-complex="Wingdings1" style:font-family-complex="Wingdings" style:font-family-generic-complex="system" style:font-pitch-complex="variable"/>
    </style:style>
    <style:style style:name="ListLabel_20_44" style:display-name="ListLabel 44" style:family="text">
      <style:text-properties style:text-underline-style="none" style:font-name-complex="Wingdings 21" style:font-family-complex="'Wingdings 2'" style:font-family-generic-complex="system" style:font-pitch-complex="variable"/>
    </style:style>
    <style:style style:name="ListLabel_20_45" style:display-name="ListLabel 45" style:family="text">
      <style:text-properties style:text-underline-style="none" style:font-name-complex="OpenSymbol2" style:font-family-complex="OpenSymbol"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complex="Wingdings1" style:font-family-complex="Wingdings" style:font-family-generic-complex="system" style:font-pitch-complex="variable"/>
    </style:style>
    <style:style style:name="ListLabel_20_56" style:display-name="ListLabel 56" style:family="text">
      <style:text-properties style:text-underline-style="none" style:font-name-complex="Wingdings 21" style:font-family-complex="'Wingdings 2'" style:font-family-generic-complex="system" style:font-pitch-complex="variable"/>
    </style:style>
    <style:style style:name="ListLabel_20_57" style:display-name="ListLabel 57" style:family="text">
      <style:text-properties style:text-underline-style="none" style:font-name-complex="OpenSymbol2" style:font-family-complex="OpenSymbol" style:font-family-generic-complex="system" style:font-pitch-complex="variable"/>
    </style:style>
    <style:style style:name="ListLabel_20_58" style:display-name="ListLabel 58" style:family="text">
      <style:text-properties style:text-underline-style="none" style:font-name-complex="Wingdings1" style:font-family-complex="Wingdings" style:font-family-generic-complex="system" style:font-pitch-complex="variable"/>
    </style:style>
    <style:style style:name="ListLabel_20_59" style:display-name="ListLabel 59" style:family="text">
      <style:text-properties style:text-underline-style="none" style:font-name-complex="Wingdings 21" style:font-family-complex="'Wingdings 2'" style:font-family-generic-complex="system" style:font-pitch-complex="variable"/>
    </style:style>
    <style:style style:name="ListLabel_20_60" style:display-name="ListLabel 60" style:family="text">
      <style:text-properties style:text-underline-style="none" style:font-name-complex="OpenSymbol2" style:font-family-complex="OpenSymbol" style:font-family-generic-complex="system" style:font-pitch-complex="variable"/>
    </style:style>
    <style:style style:name="ListLabel_20_61" style:display-name="ListLabel 61" style:family="text">
      <style:text-properties style:text-underline-style="none" style:font-name-complex="Wingdings1" style:font-family-complex="Wingdings" style:font-family-generic-complex="system" style:font-pitch-complex="variable"/>
    </style:style>
    <style:style style:name="ListLabel_20_62" style:display-name="ListLabel 62" style:family="text">
      <style:text-properties style:text-underline-style="none" style:font-name-complex="Wingdings 21" style:font-family-complex="'Wingdings 2'" style:font-family-generic-complex="system" style:font-pitch-complex="variable"/>
    </style:style>
    <style:style style:name="ListLabel_20_63" style:display-name="ListLabel 63" style:family="text">
      <style:text-properties style:text-underline-style="none" style:font-name-complex="OpenSymbol2" style:font-family-complex="OpenSymbol" style:font-family-generic-complex="system" style:font-pitch-complex="variable"/>
    </style:style>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3"/>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3"/>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OpenSymbol3"/>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05-02T15:58:58.865510563</dc:date>
    <meta:editing-cycles>11</meta:editing-cycles>
    <meta:editing-duration>PT1H21M5S</meta:editing-duration>
    <meta:generator>LibreOffice/7.3.7.2$Linux_X86_64 LibreOffice_project/30$Build-2</meta:generator>
    <meta:document-statistic meta:table-count="0" meta:image-count="0" meta:object-count="9" meta:page-count="6" meta:paragraph-count="107" meta:word-count="1633" meta:character-count="12133" meta:non-whitespace-character-count="10634"/>
    <meta:user-defined meta:name="AppVersion">15.0000</meta:user-defined>
  </office:meta>
</office:document-meta>
</file>

<file path=Object 1/content.xml><?xml version="1.0" encoding="utf-8"?>
<math xmlns="http://www.w3.org/1998/Math/MathML" display="block">
  <semantics>
    <msub>
      <mi>D</mi>
      <mi>C</mi>
    </msub>
    <annotation encoding="StarMath 5.0">{D} rsub {C}</annotation>
  </semantics>
</math>
</file>

<file path=Object 2/content.xml><?xml version="1.0" encoding="utf-8"?>
<math xmlns="http://www.w3.org/1998/Math/MathML" display="block">
  <semantics>
    <mrow>
      <mi>š</mi>
      <mrow>
        <mrow>
          <mo fence="true" form="prefix" stretchy="true">(</mo>
          <mrow>
            <mi>n</mi>
          </mrow>
          <mo fence="true" form="postfix" stretchy="true">)</mo>
        </mrow>
        <mo stretchy="false">=</mo>
        <mi>−</mi>
      </mrow>
      <mrow>
        <munderover>
          <mo stretchy="false">∑</mo>
          <mrow>
            <mi>i</mi>
            <mo stretchy="false">=</mo>
            <mn>1</mn>
          </mrow>
          <mi>p</mi>
        </munderover>
        <msub>
          <mi>a</mi>
          <mi>i</mi>
        </msub>
      </mrow>
      <mi>s</mi>
      <mrow>
        <mo fence="true" form="prefix" stretchy="true">(</mo>
        <mrow>
          <mrow>
            <mi>n</mi>
            <mi>−</mi>
            <mi>i</mi>
          </mrow>
        </mrow>
        <mo fence="true" form="postfix" stretchy="true">)</mo>
      </mrow>
    </mrow>
    <annotation encoding="StarMath 5.0">š left (n right ) = − sum from {i = 1} to {p} {{a} rsub {i}} s left (n − i right )</annotation>
  </semantics>
</math>
</file>

<file path=Object 3/content.xml><?xml version="1.0" encoding="utf-8"?>
<math xmlns="http://www.w3.org/1998/Math/MathML" display="block">
  <semantics>
    <msub>
      <mi>a</mi>
      <mi>i</mi>
    </msub>
    <annotation encoding="StarMath 5.0">{a} rsub {i}</annotation>
  </semantics>
</math>
</file>

<file path=Object 4/content.xml><?xml version="1.0" encoding="utf-8"?>
<math xmlns="http://www.w3.org/1998/Math/MathML" display="block">
  <semantics>
    <mrow>
      <mrow>
        <mo fence="true" form="prefix" stretchy="true">[</mo>
        <mrow>
          <mtable>
            <mtr>
              <mtd>
                <mrow>
                  <mi>r</mi>
                  <mn>0</mn>
                </mrow>
              </mtd>
              <mtd>
                <mrow>
                  <mi>r</mi>
                  <mrow>
                    <mo fence="true" form="prefix" stretchy="true">(</mo>
                    <mrow>
                      <mn>1</mn>
                    </mrow>
                    <mo fence="true" form="postfix" stretchy="true">)</mo>
                  </mrow>
                </mrow>
              </mtd>
              <mtd>
                <mn>...</mn>
              </mtd>
              <mtd>
                <mrow>
                  <mi>r</mi>
                  <mrow>
                    <mo fence="true" form="prefix" stretchy="true">(</mo>
                    <mrow>
                      <mi>p</mi>
                    </mrow>
                    <mo fence="true" form="postfix" stretchy="true">)</mo>
                  </mrow>
                </mrow>
              </mtd>
            </mtr>
            <mtr>
              <mtd>
                <mrow>
                  <mi>r</mi>
                  <mrow>
                    <mo fence="true" form="prefix" stretchy="true">(</mo>
                    <mrow>
                      <mn>1</mn>
                    </mrow>
                    <mo fence="true" form="postfix" stretchy="true">)</mo>
                  </mrow>
                </mrow>
              </mtd>
              <mtd>
                <mrow>
                  <mi>r</mi>
                  <mrow>
                    <mo fence="true" form="prefix" stretchy="true">(</mo>
                    <mrow>
                      <mn>0</mn>
                    </mrow>
                    <mo fence="true" form="postfix" stretchy="true">)</mo>
                  </mrow>
                </mrow>
              </mtd>
              <mtd>
                <mn>...</mn>
              </mtd>
              <mtd>
                <mrow>
                  <mi>r</mi>
                  <mrow>
                    <mo fence="true" form="prefix" stretchy="true">(</mo>
                    <mrow>
                      <mrow>
                        <mi>p</mi>
                        <mi>−</mi>
                        <mn>1</mn>
                      </mrow>
                    </mrow>
                    <mo fence="true" form="postfix" stretchy="true">)</mo>
                  </mrow>
                </mrow>
              </mtd>
            </mtr>
            <mtr>
              <mtd>
                <mn>...</mn>
              </mtd>
              <mtd>
                <mn>...</mn>
              </mtd>
              <mtd>
                <mn>...</mn>
              </mtd>
              <mtd>
                <mn>...</mn>
              </mtd>
            </mtr>
            <mtr>
              <mtd>
                <mrow>
                  <mi>r</mi>
                  <mrow>
                    <mo fence="true" form="prefix" stretchy="true">(</mo>
                    <mrow>
                      <mrow>
                        <mi>p</mi>
                        <mi>−</mi>
                        <mn>1</mn>
                      </mrow>
                    </mrow>
                    <mo fence="true" form="postfix" stretchy="true">)</mo>
                  </mrow>
                </mrow>
              </mtd>
              <mtd>
                <mrow>
                  <mi>r</mi>
                  <mrow>
                    <mo fence="true" form="prefix" stretchy="true">(</mo>
                    <mrow>
                      <mrow>
                        <mi>p</mi>
                        <mi>−</mi>
                        <mn>2</mn>
                      </mrow>
                    </mrow>
                    <mo fence="true" form="postfix" stretchy="true">)</mo>
                  </mrow>
                </mrow>
              </mtd>
              <mtd>
                <mn>...</mn>
              </mtd>
              <mtd>
                <mrow>
                  <mi>r</mi>
                  <mrow>
                    <mo fence="true" form="prefix" stretchy="true">(</mo>
                    <mrow>
                      <mn>0</mn>
                    </mrow>
                    <mo fence="true" form="postfix" stretchy="true">)</mo>
                  </mrow>
                </mrow>
              </mtd>
            </mtr>
          </mtable>
        </mrow>
        <mo fence="true" form="postfix" stretchy="true">]</mo>
      </mrow>
      <mi>⋅</mi>
      <mrow>
        <mrow>
          <mo fence="true" form="prefix" stretchy="true">[</mo>
          <mrow>
            <mtable>
              <mtr>
                <mtd>
                  <msub>
                    <mi>a</mi>
                    <mn>1</mn>
                  </msub>
                </mtd>
              </mtr>
              <mtr>
                <mtd>
                  <msub>
                    <mi>a</mi>
                    <mn>2</mn>
                  </msub>
                </mtd>
              </mtr>
              <mtr>
                <mtd>
                  <mn>...</mn>
                </mtd>
              </mtr>
              <mtr>
                <mtd>
                  <msub>
                    <mi>a</mi>
                    <mi>p</mi>
                  </msub>
                </mtd>
              </mtr>
            </mtable>
          </mrow>
          <mo fence="true" form="postfix" stretchy="true">]</mo>
        </mrow>
        <mo stretchy="false">=</mo>
        <mi>−</mi>
      </mrow>
      <mrow>
        <mo fence="true" form="prefix" stretchy="true">[</mo>
        <mrow>
          <mtable>
            <mtr>
              <mtd>
                <mrow>
                  <mi>r</mi>
                  <mrow>
                    <mo fence="true" form="prefix" stretchy="true">(</mo>
                    <mrow>
                      <mn>1</mn>
                    </mrow>
                    <mo fence="true" form="postfix" stretchy="true">)</mo>
                  </mrow>
                </mrow>
              </mtd>
            </mtr>
            <mtr>
              <mtd>
                <mrow>
                  <mi>r</mi>
                  <mrow>
                    <mo fence="true" form="prefix" stretchy="true">(</mo>
                    <mrow>
                      <mn>2</mn>
                    </mrow>
                    <mo fence="true" form="postfix" stretchy="true">)</mo>
                  </mrow>
                </mrow>
              </mtd>
            </mtr>
            <mtr>
              <mtd>
                <mn>...</mn>
              </mtd>
            </mtr>
            <mtr>
              <mtd>
                <mrow>
                  <mi>r</mi>
                  <mrow>
                    <mo fence="true" form="prefix" stretchy="true">(</mo>
                    <mrow>
                      <mi>p</mi>
                    </mrow>
                    <mo fence="true" form="postfix" stretchy="true">)</mo>
                  </mrow>
                </mrow>
              </mtd>
            </mtr>
          </mtable>
        </mrow>
        <mo fence="true" form="postfix" stretchy="true">]</mo>
      </mrow>
    </mrow>
    <annotation encoding="StarMath 5.0">left [matrix {r 0 # r left (1 right ) # ... # r left (p right ) ## r left (1 right ) # r left (0 right ) # ... # r left (p − 1 right ) ## ... # ... # ... # ... ## r left (p − 1 right ) # r left (p − 2 right ) # ... # r left (0 right )} right ] ⋅ left [stack { {a} rsub {1} # {a} rsub {2} # ... # {a} rsub {p} } right ] = − left [stack { r left (1 right ) # r left (2 right ) # ... # r left (p right ) } right ]</annotation>
  </semantics>
</math>
</file>

<file path=Object 5/content.xml><?xml version="1.0" encoding="utf-8"?>
<math xmlns="http://www.w3.org/1998/Math/MathML" display="block">
  <semantics>
    <mrow>
      <mi mathvariant="italic">SpecCent</mi>
      <mrow>
        <mrow>
          <mo fence="true" form="prefix" stretchy="true">(</mo>
          <mrow>
            <mi>j</mi>
          </mrow>
          <mo fence="true" form="postfix" stretchy="true">)</mo>
        </mrow>
        <mo stretchy="false">=</mo>
        <mrow>
          <munder>
            <mo stretchy="false">∑</mo>
            <mi>k</mi>
          </munder>
          <msub>
            <mi>f</mi>
            <mi>j</mi>
          </msub>
        </mrow>
      </mrow>
      <mrow>
        <mo fence="true" form="prefix" stretchy="true">[</mo>
        <mrow>
          <mi>k</mi>
        </mrow>
        <mo fence="true" form="postfix" stretchy="true">]</mo>
      </mrow>
      <mi>⋅</mi>
      <msub>
        <mi mathvariant="italic">PSD</mi>
        <mi>j</mi>
      </msub>
      <mrow>
        <mo fence="true" form="prefix" stretchy="true">[</mo>
        <mrow>
          <mi>k</mi>
        </mrow>
        <mo fence="true" form="postfix" stretchy="true">]</mo>
      </mrow>
      <mrow>
        <munder>
          <mo stretchy="false">∑</mo>
          <mi>k</mi>
        </munder>
        <msub>
          <mi mathvariant="italic">PSD</mi>
          <mi>j</mi>
        </msub>
      </mrow>
      <mrow>
        <mo fence="true" form="prefix" stretchy="true">[</mo>
        <mrow>
          <mi>k</mi>
        </mrow>
        <mo fence="true" form="postfix" stretchy="true">]</mo>
      </mrow>
    </mrow>
    <annotation encoding="StarMath 5.0">SpecCent left (j right ) = sum from {k} {{f} rsub {j}} left [k right ] ⋅ {PSD} rsub {j} left [k right ] sum from {k} {{PSD} rsub {j}} left [k right ]</annotation>
  </semantics>
</math>
</file>

<file path=Object 6/content.xml><?xml version="1.0" encoding="utf-8"?>
<math xmlns="http://www.w3.org/1998/Math/MathML" display="block">
  <semantics>
    <mrow>
      <mi mathvariant="italic">SpecBand</mi>
      <mrow>
        <mrow>
          <mo fence="true" form="prefix" stretchy="true">(</mo>
          <mrow>
            <mi>j</mi>
          </mrow>
          <mo fence="true" form="postfix" stretchy="true">)</mo>
        </mrow>
        <mo stretchy="false">=</mo>
        <mrow>
          <munder>
            <mo stretchy="false">∑</mo>
            <mi>k</mi>
          </munder>
          <mrow>
            <msup>
              <mrow>
                <mo fence="true" form="prefix" stretchy="true">(</mo>
                <mrow>
                  <mrow>
                    <msub>
                      <mi>f</mi>
                      <mi>j</mi>
                    </msub>
                    <mrow>
                      <mo fence="true" form="prefix" stretchy="true">[</mo>
                      <mrow>
                        <mi>k</mi>
                      </mrow>
                      <mo fence="true" form="postfix" stretchy="true">]</mo>
                    </mrow>
                    <mi>−</mi>
                    <mi mathvariant="italic">SpecCent</mi>
                    <mrow>
                      <mo fence="true" form="prefix" stretchy="true">(</mo>
                      <mrow>
                        <mi>j</mi>
                      </mrow>
                      <mo fence="true" form="postfix" stretchy="true">)</mo>
                    </mrow>
                  </mrow>
                </mrow>
                <mo fence="true" form="postfix" stretchy="true">)</mo>
              </mrow>
              <mn>2</mn>
            </msup>
            <mi>⋅</mi>
            <msub>
              <mi mathvariant="italic">PSD</mi>
              <mi>j</mi>
            </msub>
            <mrow>
              <mo fence="true" form="prefix" stretchy="true">[</mo>
              <mrow>
                <mi>k</mi>
              </mrow>
              <mo fence="true" form="postfix" stretchy="true">]</mo>
            </mrow>
          </mrow>
        </mrow>
      </mrow>
      <mrow>
        <munder>
          <mo stretchy="false">∑</mo>
          <mi>k</mi>
        </munder>
        <mrow>
          <msub>
            <mi mathvariant="italic">PSD</mi>
            <mi>j</mi>
          </msub>
          <mrow>
            <mo fence="true" form="prefix" stretchy="true">[</mo>
            <mrow>
              <mi>k</mi>
            </mrow>
            <mo fence="true" form="postfix" stretchy="true">]</mo>
          </mrow>
        </mrow>
      </mrow>
    </mrow>
    <annotation encoding="StarMath 5.0">SpecBand left (j right ) = sum from {k} {{left ({f} rsub {j} left [k right ] − SpecCent left (j right ) right )} ^ {2} ⋅ {PSD} rsub {j} left [k right ]} sum from {k} {{PSD} rsub {j} left [k right ]}</annotation>
  </semantics>
</math>
</file>

<file path=Object 7/content.xml><?xml version="1.0" encoding="utf-8"?>
<math xmlns="http://www.w3.org/1998/Math/MathML" display="block">
  <semantics>
    <mrow>
      <mrow>
        <mi>C</mi>
        <mo stretchy="false">=</mo>
        <mn>1</mn>
      </mrow>
      <mrow>
        <mo fence="true" form="prefix" stretchy="true">(</mo>
        <mrow>
          <mrow>
            <mi mathvariant="italic">max</mi>
            <mtext>{</mtext>
            <msub>
              <mi>f</mi>
              <mi>k</mi>
            </msub>
            <mrow>
              <mo fence="true" form="prefix" stretchy="true">[</mo>
              <mrow>
                <mi>k</mi>
              </mrow>
              <mo fence="true" form="postfix" stretchy="true">]</mo>
            </mrow>
            <mtext>}</mtext>
            <mi>−</mi>
            <mi mathvariant="italic">min</mi>
            <mtext>{</mtext>
            <msub>
              <mi>f</mi>
              <mi>j</mi>
            </msub>
            <mrow>
              <mo fence="true" form="prefix" stretchy="true">[</mo>
              <mrow>
                <mi>k</mi>
              </mrow>
              <mo fence="true" form="postfix" stretchy="true">]</mo>
            </mrow>
            <mrow>
              <mtext>}</mtext>
              <mo stretchy="false">+</mo>
              <mn>1</mn>
            </mrow>
          </mrow>
        </mrow>
        <mo fence="true" form="postfix" stretchy="true">)</mo>
      </mrow>
    </mrow>
    <annotation encoding="StarMath 5.0">C = 1 left (max "{" {f} rsub {k} left [k right ] "}" − min "{" {f} rsub {j} left [k right ] "}" + 1 right )</annotation>
  </semantics>
</math>
</file>

<file path=Object 8/content.xml><?xml version="1.0" encoding="utf-8"?>
<math xmlns="http://www.w3.org/1998/Math/MathML" display="block">
  <semantics>
    <mrow>
      <mi mathvariant="italic">SpecCrestFac</mi>
      <mrow>
        <mrow>
          <mo fence="true" form="prefix" stretchy="true">(</mo>
          <mrow>
            <mi>j</mi>
          </mrow>
          <mo fence="true" form="postfix" stretchy="true">)</mo>
        </mrow>
        <mo stretchy="false">=</mo>
        <mi mathvariant="italic">max</mi>
      </mrow>
      <mtext>{</mtext>
      <msub>
        <mi mathvariant="italic">PSD</mi>
        <mi>j</mi>
      </msub>
      <mrow>
        <mo fence="true" form="prefix" stretchy="true">[</mo>
        <mrow>
          <mi>k</mi>
        </mrow>
        <mo fence="true" form="postfix" stretchy="true">]</mo>
      </mrow>
      <mtext>}</mtext>
      <mi>C</mi>
      <mi>⋅</mi>
      <mrow>
        <munder>
          <mo stretchy="false">∑</mo>
          <mi>k</mi>
        </munder>
        <mrow>
          <msub>
            <mi mathvariant="italic">PSD</mi>
            <mi>j</mi>
          </msub>
          <mrow>
            <mo fence="true" form="prefix" stretchy="true">[</mo>
            <mrow>
              <mi>k</mi>
            </mrow>
            <mo fence="true" form="postfix" stretchy="true">]</mo>
          </mrow>
        </mrow>
      </mrow>
    </mrow>
    <annotation encoding="StarMath 5.0">SpecCrestFac left (j right ) = max "{" {PSD} rsub {j} left [k right ] "}" C ⋅ sum from {k} {{PSD} rsub {j} left [k right ]}</annotation>
  </semantics>
</math>
</file>

<file path=Object 9/content.xml><?xml version="1.0" encoding="utf-8"?>
<math xmlns="http://www.w3.org/1998/Math/MathML" display="block">
  <semantics>
    <mrow>
      <mi mathvariant="italic">SpecFlat</mi>
      <mrow>
        <mrow>
          <mo fence="true" form="prefix" stretchy="true">(</mo>
          <mrow>
            <mi>j</mi>
          </mrow>
          <mo fence="true" form="postfix" stretchy="true">)</mo>
        </mrow>
        <mo stretchy="false">=</mo>
        <mi>exp</mi>
      </mrow>
      <mrow>
        <mo fence="true" form="prefix" stretchy="true">(</mo>
        <mrow>
          <mrow>
            <mi>E</mi>
            <mtext>{</mtext>
            <mi>log</mi>
            <mrow>
              <mo fence="true" form="prefix" stretchy="true">(</mo>
              <mrow>
                <mrow>
                  <msub>
                    <mi mathvariant="italic">PSD</mi>
                    <mi>j</mi>
                  </msub>
                  <mrow>
                    <mo fence="true" form="prefix" stretchy="true">[</mo>
                    <mrow>
                      <mi>k</mi>
                    </mrow>
                    <mo fence="true" form="postfix" stretchy="true">]</mo>
                  </mrow>
                </mrow>
              </mrow>
              <mo fence="true" form="postfix" stretchy="true">)</mo>
            </mrow>
            <mtext>}</mtext>
          </mrow>
        </mrow>
        <mo fence="true" form="postfix" stretchy="true">)</mo>
      </mrow>
      <mi>E</mi>
      <mtext>{</mtext>
      <msub>
        <mi mathvariant="italic">PSD</mi>
        <mi>j</mi>
      </msub>
      <mrow>
        <mo fence="true" form="prefix" stretchy="true">[</mo>
        <mrow>
          <mi>k</mi>
        </mrow>
        <mo fence="true" form="postfix" stretchy="true">]</mo>
      </mrow>
      <mtext>}</mtext>
    </mrow>
    <annotation encoding="StarMath 5.0">SpecFlat left (j right ) = exp left (E "{" log left ({PSD} rsub {j} left [k right ] right ) "}" right ) E "{" {PSD} rsub {j} left [k right ] "}"</annotation>
  </semantics>
</math>
</file>